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Breakthrough Discovery: Scientists Pinpoint Location of Ancient Underwater Secret</text:h>
      <text:h text:style-name="Heading_20_4" text:outline-level="4">July 4, 20XX</text:h>
      <text:p text:style-name="Text_20_body"><text:span text:style-name="Strong_20_Emphasis">Ocean Research Institute, [City] —</text:span> In a groundbreaking announcement today, a team of leading scientists and oceanographers from the Ocean Research Institute (ORI) revealed that they have pinpointed the location of an ancient, advanced technology buried deep within the uncharted sea dungeons of the Pacific Ocean. This discovery, they believe, holds the potential to solve some of the most pressing issues facing humanity.</text:p>
      <text:h text:style-name="Heading_20_4" text:outline-level="4">The Discovery</text:h>
      <text:p text:style-name="Text_20_body">After years of meticulous research and exploration, the ORI team, led by Dr. Samuel Thorne, has identified a series of underwater structures believed to be remnants of a lost civilization. Utilizing advanced sonar mapping, deep-sea drones, and cutting-edge AI analysis, the scientists have mapped out what appears to be a vast labyrinth of interconnected tunnels and chambers, hidden beneath the ocean floor.</text:p>
      <text:p text:style-name="Text_20_body">"We've found evidence of an extensive and sophisticated network, far beyond anything previously discovered in the ocean depths," Dr. Thorne explained in a press conference. "The structures we've identified are not natural formations; they exhibit patterns and designs that indicate a highly advanced technological society."</text:p>
      <text:h text:style-name="Heading_20_4" text:outline-level="4">The Potential</text:h>
      <text:p text:style-name="Text_20_body">According to Dr. Thorne and his team, the secrets hidden within these underwater dungeons could revolutionize modern science and technology, addressing critical global crises.</text:p>
      <text:list text:style-name="L1">
        <text:list-item>
          <text:p text:style-name="P1"><text:span text:style-name="Strong_20_Emphasis">Infinite Energy Source:</text:span></text:p>
          <text:list>
            <text:list-item>
              <text:p text:style-name="P2">The primary focus of the team's excitement is the potential discovery of a clean and virtually limitless energy source. "If our hypotheses are correct, this technology harnesses oceanic energy in ways we can only dream of," said Dr. Elaine Carter, the chief energy scientist on the team. "This could end our dependence on fossil fuels and resolve the global energy crisis once and for all."</text:p>
            </text:list-item>
          </text:list>
        </text:list-item>
        <text:list-item>
          <text:p text:style-name="P1"><text:span text:style-name="Strong_20_Emphasis">Resource Regeneration:</text:span></text:p>
          <text:list>
            <text:list-item>
              <text:p text:style-name="P2">The technology is also believed to include methods for regenerating and purifying essential resources. Dr. Michael Reyes, a leading environmental scientist, stated, "We're looking at potential solutions for water scarcity and soil degradation. The ability to desalinate seawater efficiently and reclaim polluted lands could transform our approach to resource management."</text:p>
            </text:list-item>
          </text:list>
        </text:list-item>
        <text:list-item>
          <text:p text:style-name="P1"><text:span text:style-name="Strong_20_Emphasis">Ecological Restoration:</text:span></text:p>
          <text:list>
            <text:list-item>
              <text:p text:style-name="P2">The advanced knowledge embedded within these structures may provide insights into restoring and maintaining ecological balance. "We could see a renaissance in biodiversity," Dr. Lila Patel, a marine biologist, commented. "Restoring dead zones in the ocean and reviving ecosystems on a global scale could be within our reach."</text:p>
            </text:list-item>
          </text:list>
        </text:list-item>
        <text:list-item>
          <text:p text:style-name="P1"><text:span text:style-name="Strong_20_Emphasis">Sustainable Agriculture:</text:span></text:p>
          <text:list>
            <text:list-item>
              <text:p text:style-name="P1"><text:soft-page-break/>The ORI team believes that innovative agricultural practices, capable of supporting a growing population without depleting the earth’s resources, are part of the technological cache. "This is about feeding the world sustainably," said agronomist Dr. Patrick Zhao. "We might be on the verge of a new era in food security."</text:p>
            </text:list-item>
          </text:list>
        </text:list-item>
      </text:list>
      <text:h text:style-name="Heading_20_4" text:outline-level="4">The Mission</text:h>
      <text:p text:style-name="Text_20_body">To uncover and understand these technologies, Dr. Thorne will lead an expedition aboard the state-of-the-art submarine, <text:span text:style-name="Strong_20_Emphasis">Abyssus</text:span>. This mission will involve navigating the perilous sea dungeons, which are fraught with unknown dangers and extreme conditions.</text:p>
      <text:p text:style-name="Text_20_body">"We are aware of the risks involved," Dr. Thorne acknowledged. "But the potential benefits for humanity are too significant to ignore. This mission is about securing a future for the next generations, and we are prepared to face whatever challenges lie ahead."</text:p>
      <text:h text:style-name="Heading_20_4" text:outline-level="4">A Global Impact</text:h>
      <text:p text:style-name="Text_20_body">The scientific community and the general public are abuzz with anticipation. World leaders have expressed support and hope for the mission's success. "This could be a turning point for our planet," said the Secretary-General of the United Nations. "The discoveries made by Dr. Thorne and his team have the potential to unite humanity in the pursuit of a sustainable and prosperous future."</text:p>
      <text:h text:style-name="Heading_20_4" text:outline-level="4">Conclusion</text:h>
      <text:p text:style-name="Text_20_body">As the ORI team prepares for their historic journey, the world watches with bated breath. The promise of an ancient technology capable of solving today's most daunting problems is a beacon of hope in an era of uncertainty. Dr. Thorne and his crew embark on their expedition with the weight of humanity's future on their shoulders, driven by the belief that the answers lie in the depths of the sea.</text:p>
      <text:p text:style-name="Text_20_body"><text:span text:style-name="Strong_20_Emphasis">For more updates on this developing story, stay tuned to our coverage and follow the mission’s progress on the ORI website and social media channel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9:28:14.728000000</meta:creation-date>
    <dc:date>2024-07-07T09:28:18.284000000</dc:date>
    <meta:editing-duration>PT3S</meta:editing-duration>
    <meta:editing-cycles>1</meta:editing-cycles>
    <meta:document-statistic meta:table-count="0" meta:image-count="0" meta:object-count="0" meta:page-count="2" meta:paragraph-count="24" meta:word-count="679" meta:character-count="4445" meta:non-whitespace-character-count="3797"/>
    <meta:generator>LibreOffice/24.2.2.2$Windows_X86_64 LibreOffice_project/d56cc158d8a96260b836f100ef4b4ef25d6f1a01</meta:generator>
  </office:meta>
</office:document-meta>
</file>